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2.832cm" fo:margin-left="1.228cm" table:align="left"/>
    </style:style>
    <style:style style:name="Table2.A" style:family="table-column">
      <style:table-column-properties style:column-width="12.832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2.875cm" fo:margin-left="1.228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1.191cm"/>
    </style:style>
    <style:style style:name="Table1.C" style:family="table-column">
      <style:table-column-properties style:column-width="5.678cm"/>
    </style:style>
    <style:style style:name="Table1.A1" style:family="table-cell">
      <style:table-cell-properties fo:padding="0.097cm" fo:border="none"/>
    </style:style>
    <style:style style:name="Table4" style:family="table">
      <style:table-properties style:width="12.822cm" fo:margin-left="1.281cm" table:align="left"/>
    </style:style>
    <style:style style:name="Table4.A" style:family="table-column">
      <style:table-column-properties style:column-width="6.429cm"/>
    </style:style>
    <style:style style:name="Table4.B" style:family="table-column">
      <style:table-column-properties style:column-width="6.39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12.779cm" fo:margin-left="1.281cm" table:align="left"/>
    </style:style>
    <style:style style:name="Table6.A" style:family="table-column">
      <style:table-column-properties style:column-width="6.218cm"/>
    </style:style>
    <style:style style:name="Table6.B" style:family="table-column">
      <style:table-column-properties style:column-width="6.562cm"/>
    </style:style>
    <style:style style:name="Table6.A1" style:family="table-cell">
      <style:table-cell-properties fo:padding="0.097cm" fo:border="none"/>
    </style:style>
    <style:style style:name="Table3" style:family="table">
      <style:table-properties style:width="12.779cm" fo:margin-left="1.254cm" table:align="left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6.509cm"/>
    </style:style>
    <style:style style:name="Table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officeooo:rsid="000507e6" officeooo:paragraph-rsid="001502b5"/>
    </style:style>
    <style:style style:name="P2" style:family="paragraph" style:parent-style-name="Table_20_Contents">
      <style:paragraph-properties fo:text-align="start" style:justify-single-word="false"/>
      <style:text-properties officeooo:rsid="000507e6" officeooo:paragraph-rsid="001502b5"/>
    </style:style>
    <style:style style:name="P3" style:family="paragraph" style:parent-style-name="Table_20_Contents">
      <style:paragraph-properties fo:text-align="center" style:justify-single-word="false"/>
      <style:text-properties officeooo:rsid="00060199" officeooo:paragraph-rsid="001502b5"/>
    </style:style>
    <style:style style:name="P4" style:family="paragraph" style:parent-style-name="Table_20_Contents">
      <style:paragraph-properties fo:text-align="center" style:justify-single-word="false"/>
      <style:text-properties officeooo:rsid="000eca66" officeooo:paragraph-rsid="000faba9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37e32" officeooo:paragraph-rsid="00137e32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d20b2" officeooo:paragraph-rsid="000d20b2"/>
    </style:style>
    <style:style style:name="P7" style:family="paragraph" style:parent-style-name="Table_20_Contents">
      <style:paragraph-properties fo:text-align="start" style:justify-single-word="false"/>
      <style:text-properties officeooo:rsid="001502b5" officeooo:paragraph-rsid="001502b5"/>
    </style:style>
    <style:style style:name="P8" style:family="paragraph" style:parent-style-name="Table_20_Contents">
      <style:paragraph-properties fo:text-align="start" style:justify-single-word="false"/>
      <style:text-properties fo:color="#c9211e" loext:opacity="100%" officeooo:rsid="00183ab8" officeooo:paragraph-rsid="00183ab8"/>
    </style:style>
    <style:style style:name="P9" style:family="paragraph" style:parent-style-name="Table_20_Contents">
      <style:paragraph-properties fo:text-align="start" style:justify-single-word="false"/>
      <style:text-properties fo:color="#c9211e" loext:opacity="100%" officeooo:rsid="001cad7b" officeooo:paragraph-rsid="001cad7b"/>
    </style:style>
    <style:style style:name="P10" style:family="paragraph" style:parent-style-name="Table_20_Contents">
      <style:paragraph-properties fo:text-align="start" style:justify-single-word="false"/>
      <style:text-properties officeooo:rsid="001c6799" officeooo:paragraph-rsid="001c6799"/>
    </style:style>
    <style:style style:name="P11" style:family="paragraph" style:parent-style-name="Table_20_Contents">
      <style:paragraph-properties fo:text-align="start" style:justify-single-word="false"/>
      <style:text-properties officeooo:rsid="001c6799" officeooo:paragraph-rsid="0024a560"/>
    </style:style>
    <style:style style:name="P12" style:family="paragraph" style:parent-style-name="Table_20_Contents">
      <style:paragraph-properties fo:text-align="start" style:justify-single-word="false"/>
      <style:text-properties officeooo:rsid="001d78a9" officeooo:paragraph-rsid="001d78a9"/>
    </style:style>
    <style:style style:name="P13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0b070d" officeooo:paragraph-rsid="000b070d" fo:background-color="#ffffff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1f616b" officeooo:paragraph-rsid="001f616b" fo:background-color="#ffffff"/>
    </style:style>
    <style:style style:name="P15" style:family="paragraph" style:parent-style-name="Text_20_body">
      <style:text-properties officeooo:rsid="00090ecc" officeooo:paragraph-rsid="00090ecc"/>
    </style:style>
    <style:style style:name="P16" style:family="paragraph" style:parent-style-name="Text_20_body">
      <style:paragraph-properties fo:text-align="start" style:justify-single-word="false"/>
      <style:text-properties officeooo:rsid="00090ecc" officeooo:paragraph-rsid="00090ecc"/>
    </style:style>
    <style:style style:name="P17" style:family="paragraph" style:parent-style-name="Table_20_Contents">
      <style:paragraph-properties fo:text-align="start" style:justify-single-word="false"/>
      <style:text-properties officeooo:rsid="0020cdfc" officeooo:paragraph-rsid="0020cdfc"/>
    </style:style>
    <style:style style:name="P18" style:family="paragraph" style:parent-style-name="Table_20_Contents">
      <style:paragraph-properties fo:text-align="start" style:justify-single-word="false"/>
      <style:text-properties officeooo:rsid="0024a560" officeooo:paragraph-rsid="0024a560"/>
    </style:style>
    <style:style style:name="P19" style:family="paragraph" style:parent-style-name="Table_20_Contents">
      <style:paragraph-properties fo:text-align="start" style:justify-single-word="false"/>
      <style:text-properties officeooo:rsid="0012e636" officeooo:paragraph-rsid="0012e636"/>
    </style:style>
    <style:style style:name="P20" style:family="paragraph" style:parent-style-name="Table_20_Contents">
      <style:paragraph-properties fo:text-align="center" style:justify-single-word="false"/>
      <style:text-properties officeooo:rsid="002719be" officeooo:paragraph-rsid="002719be"/>
    </style:style>
    <style:style style:name="P21" style:family="paragraph" style:parent-style-name="Table_20_Contents">
      <style:paragraph-properties fo:text-align="center" style:justify-single-word="false">
        <style:tab-stops>
          <style:tab-stop style:position="7.99cm"/>
        </style:tab-stops>
      </style:paragraph-properties>
      <style:text-properties officeooo:rsid="002719be" officeooo:paragraph-rsid="002719be"/>
    </style:style>
    <style:style style:name="P22" style:family="paragraph" style:parent-style-name="Table_20_Contents">
      <style:text-properties officeooo:rsid="002719be" officeooo:paragraph-rsid="002719be"/>
    </style:style>
    <style:style style:name="P23" style:family="paragraph" style:parent-style-name="Table_20_Contents">
      <style:text-properties officeooo:rsid="001f616b" officeooo:paragraph-rsid="001f616b"/>
    </style:style>
    <style:style style:name="P24" style:family="paragraph" style:parent-style-name="Table_20_Contents">
      <style:text-properties officeooo:rsid="001f616b" officeooo:paragraph-rsid="001f616b"/>
    </style:style>
    <style:style style:name="P25" style:family="paragraph" style:parent-style-name="Table_20_Contents">
      <style:text-properties officeooo:rsid="002719be" officeooo:paragraph-rsid="002719be"/>
    </style:style>
    <style:style style:name="T1" style:family="text">
      <style:text-properties officeooo:rsid="001502b5"/>
    </style:style>
    <style:style style:name="T2" style:family="text">
      <style:text-properties officeooo:rsid="001cad7b"/>
    </style:style>
    <style:style style:name="T3" style:family="text">
      <style:text-properties officeooo:rsid="0020cdfc"/>
    </style:style>
    <style:style style:name="T4" style:family="text">
      <style:text-properties officeooo:rsid="000507e6"/>
    </style:style>
    <style:style style:name="T5" style:family="text">
      <style:text-properties officeooo:rsid="002719be"/>
    </style:style>
    <style:style style:name="T6" style:family="text">
      <style:text-properties style:text-position="super 58%"/>
    </style:style>
    <style:style style:name="T7" style:family="text">
      <style:text-properties officeooo:rsid="00275975"/>
    </style:style>
    <style:style style:name="T8" style:family="text">
      <style:text-properties officeooo:rsid="002910a8"/>
    </style:style>
    <style:style style:name="T9" style:family="text">
      <style:text-properties officeooo:rsid="0029d4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>
          <table:table-cell table:style-name="Table2.A1" office:value-type="string">
            <text:p text:style-name="P13">DERBYSHIRE SENIOR CUP </text:p>
            <text:p text:style-name="P14"><text:span text:style-name="T5">SECOND</text:span> ROUND </text:p>
            <text:p text:style-name="P6"/>
            <text:p text:style-name="P21">Saturday January 11<text:span text:style-name="T6">th</text:span> <text:s/>1969</text:p>
            <text:p text:style-name="P21"/>
            <text:p text:style-name="P21">Manor Ground Ilkeston</text:p>
            <text:p text:style-name="P5">Kick Off <text:s/><text:span text:style-name="T5">2.30</text:span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ILKESTON TOWN</text:p>
          </table:table-cell>
          <table:table-cell table:style-name="Table1.A1" office:value-type="string">
            <text:p text:style-name="P20">6-1</text:p>
          </table:table-cell>
          <table:table-cell table:style-name="Table1.A1" office:value-type="string">
            <text:p text:style-name="P20">LITTLEOVER OLD BOYS</text:p>
          </table:table-cell>
        </table:table-row>
      </table:table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Colours : <text:span text:style-name="T9">Shirts Red</text:span></text:p>
            <text:p text:style-name="P23"><text:s text:c="15"/><text:span text:style-name="T9">Shorts Red</text:span></text:p>
            <text:p text:style-name="P23"/>
            <text:p text:style-name="P22">Colin Treherne <text:s text:c="2"/>GK</text:p>
            <text:p text:style-name="P22"><text:span text:style-name="T7">Mick </text:span>Jones</text:p>
            <text:p text:style-name="P22">David Agnew</text:p>
            <text:p text:style-name="P22"><text:span text:style-name="T7">Mick </text:span>Thompson</text:p>
            <text:p text:style-name="P22">Wylde</text:p>
            <text:p text:style-name="P22">Robert McAndrew</text:p>
            <text:p text:style-name="P22">Alan Brown</text:p>
            <text:p text:style-name="P22">Ralph Brown</text:p>
            <text:p text:style-name="P22">John Froggatt</text:p>
            <text:p text:style-name="P22"><text:span text:style-name="T8">Barry </text:span>Walker</text:p>
            <text:p text:style-name="P22">John Parry</text:p>
            <text:p text:style-name="P22"/>
            <text:p text:style-name="P22">SUBSTITUTES</text:p>
            <text:p text:style-name="P22">Stephen Tunstall</text:p>
          </table:table-cell>
          <table:table-cell table:style-name="Table4.A1" office:value-type="string">
            <text:p text:style-name="P23">Colour<text:span text:style-name="T3">s :</text:span></text:p>
            <text:p text:style-name="P23"/>
            <text:p text:style-name="P22"/>
            <text:p text:style-name="P22">Barry Day <text:s text:c="2"/>GK</text:p>
            <text:p text:style-name="P22">Adams</text:p>
            <text:p text:style-name="P22">Harrison</text:p>
            <text:p text:style-name="P22">Walton</text:p>
            <text:p text:style-name="P22">David Smith</text:p>
            <text:p text:style-name="P22">Chris Brown</text:p>
            <text:p text:style-name="P22">Parker</text:p>
            <text:p text:style-name="P22">Bobby Sykes</text:p>
            <text:p text:style-name="P22">Hurst</text:p>
            <text:p text:style-name="P22">Terry Fletcher</text:p>
            <text:p text:style-name="P22">Gummer</text:p>
            <text:p text:style-name="P22"/>
            <text:p text:style-name="P22">SUBSTITUTES</text:p>
            <text:p text:style-name="P22">Hind</text:p>
          </table:table-cell>
        </table:table-row>
      </table:table>
      <text:p text:style-name="P1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M<text:span text:style-name="T1">anager</text:span></text:p>
            <text:p text:style-name="P22">David Agnew</text:p>
            <text:p text:style-name="P18"/>
            <text:p text:style-name="P7">Referee</text:p>
            <text:p text:style-name="P11">M<text:span text:style-name="T2">r </text:span><text:span text:style-name="T4"><text:s/></text:span><text:span text:style-name="T5">D G Statham (Duffield)</text:span></text:p>
            <text:p text:style-name="P10"/>
            <text:p text:style-name="P17">Linesmen</text:p>
            <text:p text:style-name="P10"/>
            <text:p text:style-name="P12">Half Time <text:s text:c="3"/><text:span text:style-name="T5">5-0</text:span></text:p>
            <text:p text:style-name="P12"/>
            <text:p text:style-name="P7">Attendance <text:s/></text:p>
          </table:table-cell>
          <table:table-cell table:style-name="Table6.A1" office:value-type="string">
            <text:p text:style-name="P19">M<text:span text:style-name="T1">anager</text:span></text:p>
            <text:p text:style-name="P18"/>
            <text:p text:style-name="P9"/>
            <text:p text:style-name="P8"/>
            <text:p text:style-name="P1"/>
            <text:p text:style-name="P1"/>
            <text:p text:style-name="P2"/>
            <text:p text:style-name="P3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John Froggatt</text:p>
            <text:p text:style-name="P22">John Froggatt</text:p>
            <text:p text:style-name="P22"><text:span text:style-name="T9">Robert </text:span>McAndrew <text:s text:c="2"/>(penalty)</text:p>
            <text:p text:style-name="P22">John Parry</text:p>
            <text:p text:style-name="P22">Ralph Brown</text:p>
            <text:p text:style-name="P22">John Froggatt</text:p>
            <text:p text:style-name="P22">Bobby Sykes</text:p>
          </table:table-cell>
          <table:table-cell table:style-name="Table3.A1" office:value-type="string">
            <text:p text:style-name="P22">12 min <text:s text:c="6"/>1-0</text:p>
            <text:p text:style-name="P22">13 min <text:s text:c="6"/>2-0</text:p>
            <text:p text:style-name="P22">19 min <text:s text:c="6"/>3-0</text:p>
            <text:p text:style-name="P22">35 min <text:s text:c="6"/>4-0</text:p>
            <text:p text:style-name="P22">39 min <text:s text:c="6"/>5-0</text:p>
            <text:p text:style-name="P22">54 min <text:s text:c="6"/>6-0</text:p>
            <text:p text:style-name="P22">67 min <text:s text:c="6"/>6-1</text:p>
          </table:table-cell>
        </table:table-row>
      </table:table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3T13:09:09.905000000</meta:creation-date>
    <dc:date>2024-02-09T08:47:02.696000000</dc:date>
    <meta:editing-duration>PT11H27M4S</meta:editing-duration>
    <meta:editing-cycles>38</meta:editing-cycles>
    <meta:generator>Coolle_Office_for_Docs_and_Sheet/7.4.2.3$Windows_X86_64 LibreOffice_project/</meta:generator>
    <meta:document-statistic meta:table-count="5" meta:image-count="0" meta:object-count="0" meta:page-count="2" meta:paragraph-count="59" meta:word-count="124" meta:character-count="758" meta:non-whitespace-character-count="620"/>
  </office:meta>
</office:document-meta>
</file>